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78aa"/>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0000"/>
    </style:style>
    <style:style style:name="gr5"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0.009cm" svg:y="-5cm"/>
          <draw:glue-point draw:id="5" svg:x="-0.001cm" svg:y="5cm"/>
          <draw:glue-point draw:id="6" svg:x="-5cm" svg:y="-2.692cm"/>
          <draw:glue-point draw:id="7" svg:x="-5cm" svg:y="2.654cm"/>
          <draw:glue-point draw:id="8" svg:x="-5cm" svg:y="-0.019cm"/>
          <draw:glue-point draw:id="9" svg:x="5cm" svg:y="-2.654cm"/>
          <draw:glue-point draw:id="10" svg:x="5cm" svg:y="2.654cm"/>
          <draw:glue-point draw:id="11" svg:x="5cm" svg:y="0.001cm"/>
          <draw:glue-point draw:id="12" svg:x="-0.001cm" svg:y="0.001cm"/>
          <draw:polygon draw:style-name="gr1" draw:layer="layout" svg:width="3.457cm" svg:height="1.176cm" svg:x="0cm" svg:y="0.824cm" svg:viewBox="0 0 3458 1177" draw:points="3458,588 3455,559 3449,529 3438,499 3422,470 3402,441 3378,412 3350,384 3318,356 3281,329 3240,303 3196,277 3147,252 3096,228 3040,205 2981,183 2920,162 2855,142 2787,123 2716,105 2643,89 2568,74 2490,60 2411,47 2329,36 2246,27 2162,19 2076,12 1990,6 1903,2 1816,1 1728,0 1640,1 1554,2 1467,6 1381,12 1295,19 1211,27 1128,36 1046,47 967,60 889,74 813,89 741,105 670,123 602,142 537,162 476,183 417,205 361,228 310,252 261,277 217,303 176,329 139,356 107,384 79,412 55,441 35,470 19,499 8,529 2,559 0,588 2,618 8,648 19,677 35,707 55,736 79,765 107,793 139,820 176,847 217,874 261,899 310,925 361,949 417,972 476,993 537,1015 602,1035 670,1054 741,1071 813,1088 889,1103 967,1116 1046,1129 1128,1140 1211,1150 1295,1158 1381,1164 1467,1170 1554,1174 1640,1176 1728,1177 1816,1176 1903,1174 1990,1170 2076,1164 2162,1158 2246,1150 2329,1140 2411,1129 2490,1116 2568,1103 2643,1088 2716,1071 2787,1054 2855,1035 2920,1015 2981,993 3040,972 3096,949 3147,925 3196,899 3240,874 3281,847 3318,820 3350,793 3378,765 3402,736 3422,707 3438,677 3449,648 3455,618">
            <text:p/>
          </draw:polygon>
          <draw:polygon draw:style-name="gr2" draw:layer="layout" svg:width="3.437cm" svg:height="1.154cm" svg:x="0cm" svg:y="0.826cm" svg:viewBox="0 0 3438 1155" draw:points="3438,577 3435,547 3429,519 3418,489 3403,461 3383,432 3358,404 3331,377 3298,349 3262,323 3221,296 3177,272 3129,247 3078,223 3023,200 2964,178 2902,158 2838,138 2771,120 2701,103 2628,86 2552,72 2476,58 2397,46 2316,35 2233,25 2149,17 2065,10 1979,6 1892,2 1806,0 1718,0 1631,0 1544,2 1458,6 1372,10 1287,17 1204,25 1121,35 1040,46 961,58 885,72 809,86 736,103 667,120 599,138 534,158 472,178 414,200 358,223 307,247 260,272 216,296 175,323 138,349 106,377 78,404 53,432 35,461 19,489 8,519 2,547 0,577 2,607 8,636 19,665 35,693 53,722 78,750 106,777 138,804 175,831 216,858 260,883 307,907 358,931 414,954 472,975 534,996 599,1015 667,1034 736,1051 809,1067 885,1083 961,1096 1040,1108 1121,1119 1204,1128 1287,1136 1372,1143 1458,1148 1544,1152 1631,1154 1718,1155 1806,1154 1892,1152 1979,1148 2065,1143 2149,1136 2233,1128 2316,1119 2397,1108 2476,1096 2552,1083 2628,1067 2701,1051 2771,1034 2838,1015 2902,996 2964,975 3023,954 3078,931 3129,907 3177,883 3221,858 3262,831 3298,804 3331,777 3358,750 3383,722 3403,693 3418,665 3429,636 3435,607">
            <text:p/>
          </draw:polygon>
          <draw:polygon draw:style-name="gr1" draw:layer="layout" svg:width="3.437cm" svg:height="0.825cm" svg:x="0cm" svg:y="0.598cm" svg:viewBox="0 0 3438 826" draw:points="0,0 0,826 3438,826 3438,0">
            <text:p/>
          </draw:polygon>
          <draw:polygon draw:style-name="gr3" draw:layer="layout" svg:width="3.457cm" svg:height="1.175cm" svg:x="0cm" svg:y="0cm" svg:viewBox="0 0 3458 1176" draw:points="3458,587 3455,558 3449,528 3438,499 3422,469 3402,440 3378,411 3350,383 3318,355 3281,329 3240,302 3196,277 3147,251 3096,227 3040,204 2981,182 2920,161 2855,141 2787,122 2716,105 2643,88 2568,73 2490,60 2411,46 2329,35 2246,26 2162,18 2076,12 1990,6 1903,2 1816,0 1728,0 1640,0 1554,2 1467,6 1381,12 1295,18 1211,26 1128,35 1046,46 967,60 889,73 813,88 741,105 670,122 602,141 537,161 476,182 417,204 361,227 310,251 261,277 217,302 176,329 139,355 107,383 79,411 55,440 35,469 19,499 8,528 2,558 0,587 2,617 8,647 19,677 35,706 55,735 79,763 107,792 139,820 176,847 217,873 261,899 310,924 361,948 417,970 476,993 537,1014 602,1034 670,1053 741,1071 813,1087 889,1102 967,1116 1046,1129 1128,1140 1211,1149 1295,1157 1381,1163 1467,1169 1554,1173 1640,1176 1728,1176 1816,1176 1903,1173 1990,1169 2076,1163 2162,1157 2246,1149 2329,1140 2411,1129 2490,1116 2568,1102 2643,1087 2716,1071 2787,1053 2855,1034 2920,1014 2981,993 3040,970 3096,948 3147,924 3196,899 3240,873 3281,847 3318,820 3350,792 3378,763 3402,735 3422,706 3438,677 3449,647 3455,617">
            <text:p/>
          </draw:polygon>
          <draw:polygon draw:style-name="gr2" draw:layer="layout" svg:width="3.437cm" svg:height="1.155cm" svg:x="0cm" svg:y="0cm" svg:viewBox="0 0 3438 1156" draw:points="3438,578 3435,548 3429,519 3418,491 3403,461 3383,433 3358,405 3331,378 3298,350 3262,324 3221,297 3177,272 3129,247 3078,224 3023,202 2964,179 2902,159 2838,139 2771,121 2701,104 2628,87 2552,72 2476,59 2397,46 2316,35 2233,26 2149,19 2065,12 1979,7 1892,2 1806,0 1718,0 1631,0 1544,2 1458,7 1372,12 1287,19 1204,26 1121,35 1040,46 961,59 885,72 809,87 736,104 667,121 599,139 534,159 472,179 414,202 358,224 307,247 260,272 216,297 175,324 138,350 106,378 78,405 53,433 35,461 19,491 8,519 2,548 0,578 2,607 8,637 19,665 35,694 53,723 78,751 106,778 138,806 175,832 216,858 260,884 307,907 358,932 414,954 472,976 534,997 599,1016 667,1035 736,1052 809,1068 885,1084 961,1096 1040,1109 1121,1120 1204,1129 1287,1138 1372,1145 1458,1149 1544,1153 1631,1155 1718,1156 1806,1155 1892,1153 1979,1149 2065,1145 2149,1138 2233,1129 2316,1120 2397,1109 2476,1096 2552,1084 2628,1068 2701,1052 2771,1035 2838,1016 2902,997 2964,976 3023,954 3078,932 3129,907 3177,884 3221,858 3262,832 3298,806 3331,778 3358,751 3383,723 3403,694 3418,665 3429,637 3435,607">
            <text:p/>
          </draw:polygon>
          <draw:polygon draw:style-name="gr4" draw:layer="layout" svg:width="1.133cm" svg:height="0.371cm" svg:x="1.76cm" svg:y="0.165cm" svg:viewBox="0 0 1134 372" draw:points="0,289 252,372 861,123 1134,206 986,0 273,0 566,62">
            <text:p/>
          </draw:polygon>
          <draw:polygon draw:style-name="gr4" draw:layer="layout" svg:width="1.131cm" svg:height="0.392cm" svg:x="0.524cm" svg:y="0.598cm" svg:viewBox="0 0 1132 393" draw:points="1132,83 881,0 293,248 0,165 146,393 881,393 566,309">
            <text:p/>
          </draw:polygon>
          <draw:polygon draw:style-name="gr4" draw:layer="layout" svg:width="1.132cm" svg:height="0.371cm" svg:x="0.586cm" svg:y="0.145cm" svg:viewBox="0 0 1133 372" draw:points="0,83 251,0 859,227 1133,165 986,372 272,372 566,309">
            <text:p/>
          </draw:polygon>
          <draw:polygon draw:style-name="gr4" draw:layer="layout" svg:width="1.132cm" svg:height="0.371cm" svg:x="1.718cm" svg:y="0.64cm" svg:viewBox="0 0 1133 372" draw:points="1133,289 881,372 293,123 0,207 146,0 881,0 566,61">
            <text:p/>
          </draw:polygon>
          <draw:polygon draw:style-name="gr5" draw:layer="layout" svg:width="1.133cm" svg:height="0.371cm" svg:x="1.781cm" svg:y="0.186cm" svg:viewBox="0 0 1134 372" draw:points="0,289 252,372 861,124 1134,207 987,0 272,0 567,62">
            <text:p/>
          </draw:polygon>
          <draw:polygon draw:style-name="gr5" draw:layer="layout" svg:width="1.133cm" svg:height="0.392cm" svg:x="0.545cm" svg:y="0.619cm" svg:viewBox="0 0 1134 393" draw:points="1134,82 881,0 293,248 0,165 146,393 881,393 567,310">
            <text:p/>
          </draw:polygon>
          <draw:polygon draw:style-name="gr5" draw:layer="layout" svg:width="1.132cm" svg:height="0.371cm" svg:x="0.608cm" svg:y="0.165cm" svg:viewBox="0 0 1133 372" draw:points="0,82 251,0 860,228 1133,165 986,372 272,372 566,309">
            <text:p/>
          </draw:polygon>
          <draw:polygon draw:style-name="gr5" draw:layer="layout" svg:width="1.132cm" svg:height="0.371cm" svg:x="1.739cm" svg:y="0.661cm" svg:viewBox="0 0 1133 372" draw:points="1133,288 881,372 294,123 0,206 146,0 881,0 566,61">
            <text:p/>
          </draw:polygon>
          <draw:line draw:style-name="gr2" draw:layer="layout" svg:x1="0cm" svg:y1="0.578cm" svg:x2="0cm" svg:y2="1.403cm">
            <text:p/>
          </draw:line>
          <draw:line draw:style-name="gr2" draw:layer="layout" svg:x1="3.437cm" svg:y1="0.578cm" svg:x2="3.437cm" svg:y2="1.403cm">
            <text:p/>
          </draw:line>
          <draw:polygon draw:style-name="gr4" draw:layer="layout" svg:width="1.698cm" svg:height="0.639cm" svg:x="0.838cm" svg:y="1.217cm" svg:viewBox="0 0 1699 640" draw:points="251,82 629,82 859,268 1090,82 1446,82 1446,0 1699,122 1446,247 1446,164 1132,164 922,309 1132,473 1446,473 1446,371 1699,515 1446,640 1446,556 1090,556 859,371 629,556 251,556 251,640 0,515 251,371 251,473 586,473 797,329 586,164 251,164 251,247 0,122 251,0">
            <text:p/>
          </draw:polygon>
          <draw:polygon draw:style-name="gr5" draw:layer="layout" svg:width="1.698cm" svg:height="0.639cm" svg:x="0.859cm" svg:y="1.237cm" svg:viewBox="0 0 1699 640" draw:points="252,82 629,82 860,267 1090,82 1448,82 1448,0 1699,124 1448,248 1448,165 1132,165 922,309 1132,474 1448,474 1448,371 1699,516 1448,640 1448,557 1090,557 860,371 629,557 252,557 252,640 0,516 252,371 252,474 586,474 796,330 586,165 252,165 252,248 0,124 252,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ATM Router</dc:title>
    <meta:creation-date>2011-02-07T16:39:12</meta:creation-date>
    <meta:editing-duration>P0D</meta:editing-duration>
    <meta:editing-cycles>1</meta:editing-cycles>
    <meta:document-statistic meta:object-count="18"/>
    <meta:generator>OpenOffice.org/3.3$Linux OpenOffice.org_project/330m20$Build-9567</meta:generator>
  </office:meta>
</office:document-meta>
</file>